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  <style:text-properties fo:font-size="12pt"/>
    </style:style>
    <style:style style:name="P2" style:family="paragraph">
      <style:paragraph-properties fo:margin-left="0cm" fo:margin-right="0cm" fo:text-align="center" fo:text-indent="0cm"/>
      <style:text-properties fo:font-size="12pt" fo:font-weight="bold"/>
    </style:style>
    <style:style style:name="P3" style:family="paragraph">
      <style:paragraph-properties fo:margin-left="0cm" fo:margin-right="0cm" fo:text-align="center" fo:text-indent="0cm"/>
      <style:text-properties fo:font-size="12pt" fo:font-weight="bold" style:font-size-asian="18pt" style:font-size-complex="18pt"/>
    </style:style>
    <style:style style:name="P4" style:family="paragraph">
      <style:paragraph-properties fo:text-align="center"/>
      <style:text-properties fo:font-size="12pt" fo:font-weight="bold" style:font-size-asian="18pt" style:font-size-complex="18pt"/>
    </style:style>
    <style:style style:name="P5" style:family="paragraph">
      <style:paragraph-properties fo:margin-left="0cm" fo:margin-right="0cm" fo:text-indent="0cm"/>
      <style:text-properties fo:font-size="12pt" fo:font-weight="bold"/>
    </style:style>
    <style:style style:name="T1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051cm" svg:height="1.255cm" svg:x="0.727cm" svg:y="0.666cm">
          <text:p text:style-name="P1"><text:span text:style-name="T1">ser_permut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2" draw:layer="layout" svg:width="4.051cm" svg:height="1.255cm" svg:x="7.267cm" svg:y="0.666cm">
          <text:p text:style-name="P3">ser_permutation</text:p>
          <draw:enhanced-geometry svg:viewBox="0 0 21600 21600" draw:type="rectangle" draw:enhanced-path="M 0 0 L 21600 0 21600 21600 0 21600 0 0 Z N"/>
        </draw:custom-shape>
        <draw:custom-shape draw:style-name="gr2" draw:text-style-name="P4" draw:id="id1" draw:layer="layout" svg:width="0.771cm" svg:height="0.412cm" svg:x="4.779cm" svg:y="1.0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5.548cm" svg:y1="1.292cm" svg:x2="7.267cm" svg:y2="1.293cm" draw:start-shape="id1" draw:start-glue-point="7" draw:end-shape="id2" draw:end-glue-point="3">
          <text:p/>
        </draw:connector>
        <draw:custom-shape draw:style-name="gr4" draw:text-style-name="P4" draw:id="id3" draw:layer="layout" svg:width="0.771cm" svg:height="0.664cm" svg:x="8.98cm" svg:y="1.96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3" draw:id="id4" draw:layer="layout" svg:width="4.305cm" svg:height="1.255cm" svg:x="4.615cm" svg:y="3.79cm">
          <text:p text:style-name="P3">integer vector</text:p>
          <draw:enhanced-geometry svg:viewBox="0 0 21600 21600" draw:type="rectangle" draw:enhanced-path="M 0 0 L 21600 0 21600 21600 0 21600 0 0 Z N"/>
        </draw:custom-shape>
        <draw:custom-shape draw:style-name="gr1" draw:text-style-name="P3" draw:id="id6" draw:layer="layout" svg:width="4.051cm" svg:height="1.255cm" svg:x="10.166cm" svg:y="3.79cm">
          <text:p text:style-name="P3">hclust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9.364cm" svg:y1="2.623cm" svg:x2="6.767cm" svg:y2="3.79cm" draw:start-shape="id3" draw:start-glue-point="7" draw:end-shape="id4" draw:end-glue-point="0">
          <text:p/>
        </draw:connector>
        <draw:connector draw:style-name="gr5" draw:text-style-name="P4" draw:id="id5" draw:layer="layout" svg:x1="9.364cm" svg:y1="2.623cm" svg:x2="9.364cm" svg:y2="2.623cm" draw:start-shape="id3" draw:start-glue-point="7" draw:end-shape="id3" draw:end-glue-point="7">
          <text:p/>
        </draw:connector>
        <draw:connector draw:style-name="gr5" draw:text-style-name="P4" draw:layer="layout" svg:x1="9.364cm" svg:y1="2.623cm" svg:x2="9.364cm" svg:y2="2.623cm" draw:start-shape="id5" draw:start-glue-point="0" draw:end-shape="id5" draw:end-glue-point="0">
          <text:p/>
        </draw:connector>
        <draw:connector draw:style-name="gr5" draw:text-style-name="P4" draw:layer="layout" svg:x1="12.191cm" svg:y1="3.79cm" svg:x2="9.364cm" svg:y2="2.623cm" draw:start-shape="id6" draw:start-glue-point="0" draw:end-shape="id5" draw:end-glue-point="0">
          <text:p/>
        </draw:connector>
        <draw:frame draw:style-name="gr6" draw:text-style-name="P5" draw:layer="layout" svg:width="0.701cm" svg:height="0.747cm" svg:x="6.735cm" svg:y="0.678cm">
          <draw:text-box>
            <text:p text:style-name="P5"><text:span text:style-name="T1">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 Condensed'" style:font-family-generic="roman" style:font-pitch="variable" fo:font-size="24pt" fo:language="de" fo:country="AT" style:font-family-asian="'DejaVu Sans Condensed'" style:font-family-generic-asian="system" style:font-pitch-asian="variable" style:font-size-asian="24pt" style:language-asian="en" style:country-asian="US" style:font-family-complex="'DejaVu Sans Condensed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 Condensed'" style:font-family-generic="roman" style:font-pitch="variable" fo:font-size="18pt" fo:font-style="normal" fo:text-shadow="none" style:text-underline-style="none" fo:font-weight="normal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6-15T13:25:19</meta:creation-date>
    <dc:date>2007-06-15T13:37:08</dc:date>
    <dc:language>de-AT</dc:language>
    <meta:editing-cycles>5</meta:editing-cycles>
    <meta:editing-duration>PT11M43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